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  <style:font-face style:name="文泉驿正黑" svg:font-family="文泉驿正黑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 game for是什么意思： 高兴…,乐意… </text:p>
      <text:p text:style-name="Standard"/>
      <text:h text:style-name="Heading_20_2" text:outline-level="2">making a grand gesture</text:h>
      <text:p text:style-name="Standard">让一个大动作</text:p>
      <text:p text:style-name="Standard"/>
      <text:p text:style-name="Standard"/>
      <text:p text:style-name="Standard">one-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微米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文泉驿正黑" style:font-size-asian="18pt" style:font-weight-asian="bold" style:font-name-complex="Lohit Hindi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</meta:initial-creator>
    <meta:creation-date>2012-10-18T11:24:54</meta:creation-date>
    <dc:date>2012-10-22T22:02:59</dc:date>
    <dc:creator>roger </dc:creator>
    <meta:editing-duration>P0D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4" meta:word-count="14" meta:character-count="60" meta:non-whitespace-character-count="53"/>
  </office:meta>
</office:document-meta>
</file>